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 quick brown fox jumps over the lazy dog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+[.B3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lain text <text:span text:style-name="T1">Bold </text:span><text:span text:style-name="T2">italic </text:span><text:span text:style-name="T3">bold italic </text:span><text:span text:style-name="T4">underlined </text:span><text:span text:style-name="T5">underlined bold </text:span><text:span text:style-name="T6">underlined italic </text:span><text:span text:style-name="T7">underlined bold italic</text:span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13:31:14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9:00:39.120000000</meta:creation-date>
    <dc:date>2023-07-08T13:33:33.607000000</dc:date>
    <meta:editing-duration>PT27M27S</meta:editing-duration>
    <meta:editing-cycles>10</meta:editing-cycles>
    <meta:generator>LibreOffice/7.0.5.2$Windows_X86_64 LibreOffice_project/64390860c6cd0aca4beafafcfd84613dd9dfb63a</meta:generator>
    <meta:document-statistic meta:table-count="2" meta:cell-count="12" meta:object-count="0"/>
  </office:meta>
</office:document-meta>
</file>